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Composition</text:p>
      <text:p text:style-name="Standard">Object composition denotes "has-a" relationship</text:p>
      <text:list xml:id="list2230557495923061206" text:style-name="L1">
        <text:list-item>
          <text:list>
            <text:list-item>
              <text:p text:style-name="P3">e.g. the car has an engine</text:p>
            </text:list-item>
            <text:list-item>
              <text:p text:style-name="P3"/>
            </text:list-item>
          </text:list>
        </text:list-item>
      </text:list>
      <text:p text:style-name="P1">Navigation Properties</text:p>
      <text:p text:style-name="Standard"/>
      <text:p text:style-name="P1">Fluent API</text:p>
      <text:p text:style-name="Standard"/>
      <text:p text:style-name="P1">Table Relationships</text:p>
      <text:p text:style-name="P1"/>
      <text:p text:style-name="P1"/>
      <text:p text:style-name="Standard">Attrbutes:</text:p>
      <text:p text:style-name="Standard"/>
      <text:p text:style-name="Standard"><text:tab/>[Column(“LastName”)]</text:p>
      <text:p text:style-name="Standard"/>
      <text:p text:style-name="Standard"><text:tab/>[NotMapped]</text:p>
      <text:p text:style-name="Standard"/>
      <text:p text:style-name="Standard"><text:tab/>[Required]</text:p>
      <text:p text:style-name="Standard"/>
      <text:p text:style-name="Standard">[Column(TypeName=”CHAR(10)”)]</text:p>
      <text:p text:style-name="Standard"/>
      <text:p text:style-name="Standard">.OwnsOne</text:p>
      <text:p text:style-name="Standard"/>
      <text:p text:style-name="Standard"/>
      <text:p text:style-name="Standard"/>
      <text:p text:style-name="Standard">Seed database</text:p>
      <text:list xml:id="list5832021501813821777" text:style-name="L2">
        <text:list-item>
          <text:list>
            <text:list-item>
              <text:p text:style-name="P4">OnModelCreating</text:p>
              <text:p text:style-name="P4">modelBuilder.Entity&lt;Student&gt;.HasData( ) //accepts array of entities</text:p>
            </text:list-item>
          </text:list>
        </text:list-item>
      </text:list>
      <text:p text:style-name="Standard"><text:tab/></text:p>
      <text:p text:style-name="P2">Many-to-many relation</text:p>
      <text:p text:style-name="P2"><text:tab/>We have to create mapping table manually</text:p>
      <text:p text:style-name="P2"><text:tab/>Example:</text:p>
      <text:p text:style-name="P2"><text:tab/>StudentCourse Class</text:p>
      <text:p text:style-name="P2"><text:tab/><text:tab/>public int StudentId {get; set;}</text:p>
      <text:p text:style-name="P2"><text:tab/><text:tab/></text:p>
      <text:p text:style-name="P2"><text:tab/><text:tab/>public int CourseId {get; set;}</text:p>
      <text:p text:style-name="P2"><text:tab/><text:tab/></text:p>
      <text:p text:style-name="P2"><text:tab/><text:tab/>[ForeignKey(nameof(StudentId))]</text:p>
      <text:p text:style-name="P2"><text:tab/><text:tab/>public Student Student {get; set;}</text:p>
      <text:p text:style-name="P2"><text:tab/><text:tab/></text:p>
      <text:p text:style-name="P2"><text:tab/><text:tab/>[ForeignKey(nameof(CourseId))]</text:p>
      <text:p text:style-name="P2"><text:tab/><text:tab/>public Course Course {get; set;}</text:p>
      <text:p text:style-name="P2"/>
      <text:p text:style-name="P2"><text:tab/>in context:</text:p>
      <text:p text:style-name="P2"><text:tab/>modelBuilder.Entity&lt;StudentCourse&gt;()</text:p>
      <text:p text:style-name="P2"><text:tab/><text:tab/>.HasKey(s =&gt; new {s.StudentId, s.CourseId });</text:p>
      <text:p text:style-name="P2"/>
      <text:p text:style-name="P2"><text:tab/>no need to add it in a DbSet.</text:p>
      <text:p text:style-name="P2"><text:tab/>In student class:</text:p>
      <text:p text:style-name="P2"><text:tab/><text:tab/>public List&lt;StudentCourse&gt; StudentCourses {get; set;}</text:p>
      <text:p text:style-name="P2"><text:tab/><text:tab/>// do not forget to init list in the constructor</text:p>
      <text:p text:style-name="P2"><text:tab/></text:p>
      <text:p text:style-name="P2"><text:soft-page-break/><text:tab/>In courses class:</text:p>
      <text:p text:style-name="P2"><text:tab/><text:tab/>public List&lt;Student&gt; StudentCourse&gt; {get; set;}</text:p>
      <text:p text:style-name="P2"/>
      <text:p text:style-name="P2">Create:</text:p>
      <text:p text:style-name="P2"><text:tab/>student.StudentCourses.Add(new StudentCourse () {Course = course});</text:p>
      <text:p text:style-name="P2"/>
      <text:p text:style-name="P2">Read:</text:p>
      <text:p text:style-name="P2"><text:tab/>var student = context.Students</text:p>
      <text:p text:style-name="P2"><text:tab/><text:tab/>//.Include(s =&gt; s.StudentCourses)</text:p>
      <text:p text:style-name="P2"><text:tab/><text:tab/>//.ThenInclude(sc =&gt; sc.Course) //intellisesnse bug – not showing </text:p>
      <text:p text:style-name="P2"><text:tab/><text:tab/>.FirstOrDefault(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H9M16S</meta:editing-duration>
    <meta:editing-cycles>22</meta:editing-cycles>
    <meta:generator>OpenOffice/4.1.6$Win32 OpenOffice.org_project/416m1$Build-9790</meta:generator>
    <dc:date>2019-03-15T13:42:29.55</dc:date>
    <meta:document-statistic meta:table-count="0" meta:image-count="0" meta:object-count="0" meta:page-count="2" meta:paragraph-count="46" meta:word-count="138" meta:character-count="1181"/>
    <meta:user-defined meta:name="Info 1"/>
    <meta:user-defined meta:name="Info 2"/>
    <meta:user-defined meta:name="Info 3"/>
    <meta:user-defined meta:name="Info 4"/>
  </office:meta>
</office:document-meta>
</file>